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63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511cm"/>
    </style:style>
    <style:style style:name="pr8" style:family="presentation" style:parent-style-name="Default-outline1">
      <style:graphic-properties fo:min-height="15.927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5.161cm"/>
    </style:style>
    <style:style style:name="pr11" style:family="presentation" style:parent-style-name="Default-outline1">
      <style:graphic-properties fo:min-height="14.511cm"/>
    </style:style>
    <style:style style:name="pr12" style:family="presentation" style:parent-style-name="Default-outline1">
      <style:graphic-properties fo:min-height="14.576cm"/>
    </style:style>
    <style:style style:name="pr13" style:family="presentation" style:parent-style-name="Default-outline1">
      <style:graphic-properties fo:min-height="15.96cm"/>
    </style:style>
    <style:style style:name="pr14" style:family="presentation" style:parent-style-name="Default-outline1">
      <style:graphic-properties fo:min-height="15.395cm"/>
    </style:style>
    <style:style style:name="pr15" style:family="presentation" style:parent-style-name="Default-outline1">
      <style:graphic-properties fo:min-height="14.751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text-line-through-style="solid"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SS Machine Learning 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All Things Open</text:span></text:p>
            <text:p><text:span text:style-name="T1">10-26-2016</text:span></text:p>
            <text:p/>
            <text:p>Phillip Rhodes</text:p>
            <text:p>Fogbeam Lab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They claim some impressive performance results, especially on multiple GPU setups. <text:s/>But benchmark for yourself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text:line-break/></text:p>
          </draw:text-box>
        </draw:frame>
        <draw:frame presentation:style-name="pr5" draw:layer="layout" svg:width="25.199cm" svg:height="14.631cm" svg:x="1.4cm" svg:y="4.914cm" presentation:class="outline" presentation:user-transformed="true">
          <draw:text-box>
            <text:list text:style-name="L3">
              <text:list-item>
                <text:p xml:id="id1" text:id="id1">Overview of what the “cutting edge” projects in the field are</text:p>
              </text:list-item>
              <text:list-item>
                <text:p xml:id="id2" text:id="id2">An argument <text:span text:style-name="T2">against</text:span> solely focusing on the “cutting edge”</text:p>
                <text:list>
                  <text:list-item>
                    <text:p xml:id="id3" text:id="id3">FDD – Fad Driven Development</text:p>
                  </text:list-item>
                  <text:list-item>
                    <text:p xml:id="id4" text:id="id4">Nothing in AI is every really out-dated. See: ANN's</text:p>
                  </text:list-item>
                </text:list>
              </text:list-item>
              <text:list-item>
                <text:p xml:id="id5" text:id="id5">Don't forget about GOFAI – Good Old Fashioned AI</text:p>
              </text:list-item>
              <text:list-item>
                <text:p>Some speculation in regards to uniting the AI/ML fiefdo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st Entrants</text:p>
          </draw:text-box>
        </draw:frame>
        <draw:frame presentation:style-name="pr7" draw:text-style-name="P2" draw:layer="layout" svg:width="25.199cm" svg:height="15.511cm" svg:x="1.4cm" svg:y="4.614cm" presentation:class="outline" presentation:user-transformed="true">
          <draw:text-box>
            <text:list text:style-name="L3">
              <text:list-item>
                <text:p xml:id="id6" text:id="id6"><text:span text:style-name="T3">IBM / Apache – SystemML - August 27, 2015</text:span></text:p>
              </text:list-item>
              <text:list-item>
                <text:p xml:id="id7" text:id="id7"><text:span text:style-name="T3">Google – TensorFlow - November 9, 2015</text:span></text:p>
              </text:list-item>
              <text:list-item>
                <text:p xml:id="id8" text:id="id8"><text:span text:style-name="T3">Microsoft – DMTK – November 12, 2015</text:span></text:p>
              </text:list-item>
              <text:list-item>
                <text:p xml:id="id9" text:id="id9"><text:span text:style-name="T3">Baidu – WarpCTC - January 14, 2016 </text:span></text:p>
              </text:list-item>
              <text:list-item>
                <text:p xml:id="id10" text:id="id10"><text:span text:style-name="T3">Microsoft – CNTK – January 25, 2016</text:span></text:p>
              </text:list-item>
              <text:list-item>
                <text:p xml:id="id11" text:id="id11"><text:span text:style-name="T3">Yahoo – CaffeOnSpark - Feb 24, 2016 </text:span></text:p>
              </text:list-item>
              <text:list-item>
                <text:p xml:id="id12" text:id="id12"><text:span text:style-name="T3">Amazon.com – DSSTNE (“Destiny”) - May 10, 2016</text:span></text:p>
              </text:list-item>
              <text:list-item>
                <text:p xml:id="id13" text:id="id13"><text:span text:style-name="T3">Apache PredictionIO - Jul 22, 2016</text:span></text:p>
              </text:list-item>
              <text:list-item>
                <text:p xml:id="id14" text:id="id14"><text:span text:style-name="T3">Facebook – FastText - August 18, 2016</text:span></text:p>
              </text:list-item>
              <text:list-item>
                <text:p xml:id="id15" text:id="id15"><text:span text:style-name="T3">Baidu – PaddlePaddle – August 31, 2016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408cm" presentation:class="title" presentation:user-transformed="true">
          <draw:text-box>
            <text:p>Apache / IBM SystemML</text:p>
          </draw:text-box>
        </draw:frame>
        <draw:frame presentation:style-name="pr8" draw:text-style-name="P3" draw:layer="layout" svg:width="25.199cm" svg:height="15.927cm" svg:x="1.4cm" svg:y="4.114cm" presentation:class="outline" presentation:user-transformed="true">
          <draw:text-box>
            <text:list text:style-name="L3">
              <text:list-item>
                <text:p><text:span text:style-name="T4">General purpose distributed machine learning platform</text:span></text:p>
              </text:list-item>
              <text:list-item>
                <text:p><text:span text:style-name="T4">Written in Java, but exposes functionality in a dialect of R (DM), or a dialect of Python (PyDML)</text:span></text:p>
              </text:list-item>
              <text:list-item>
                <text:p><text:span text:style-name="T4">Heavily rooted in query optimizer technology ala RDBMS's</text:span></text:p>
              </text:list-item>
              <text:list-item>
                <text:p><text:span text:style-name="T4">Allows for automatic, seamless scalability from a single core to a thousand node cluster</text:span></text:p>
              </text:list-item>
              <text:list-item>
                <text:p><text:span text:style-name="T4">Especially handy for R programmers, since R doesn't scale terribly well by defa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p><text:span text:style-name="T5">Look at code examples here</text:span>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4">Includes a lot of pre-build implementations of popular ML algorithms out of the box</text:span></text:p>
              </text:list-item>
              <text:list-item>
                <text:p><text:span text:style-name="T4">Runs on top of Spark or Hadoop (Map/Reduce)</text:span></text:p>
              </text:list-item>
              <text:list-item>
                <text:p><text:span text:style-name="T4">Spark MLContext supports programming in Scala, Java or Python</text:span></text:p>
              </text:list-item>
              <text:list-item>
                <text:p><text:span text:style-name="T4">Lacks native GPU support</text:span></text:p>
              </text:list-item>
            </text:list>
          </draw:text-box>
        </draw:frame>
        <draw:frame presentation:style-name="pr4" draw:layer="layout" svg:width="25.199cm" svg:height="3.506cm" svg:x="1.401cm" svg:y="0.408cm" presentation:class="title" presentation:user-transformed="true">
          <draw:text-box>
            <text:p>Apache / IBM SystemM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TensorFlow</text:p>
          </draw:text-box>
        </draw:frame>
        <draw:frame presentation:style-name="pr10" draw:text-style-name="P3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<text:span text:style-name="T4">Really a numerical computing library</text:span></text:p>
              </text:list-item>
              <text:list-item>
                <text:p><text:span text:style-name="T4">Billed as a library for “deep learning” but is much more general than that. <text:s/></text:span></text:p>
              </text:list-item>
              <text:list-item>
                <text:p><text:span text:style-name="T4">Based on data-flow graphs (similar to Spark)</text:span></text:p>
              </text:list-item>
              <text:list-item>
                <text:p><text:span text:style-name="T4">Written in C++, primary API interface is via Python</text:span></text:p>
              </text:list-item>
              <text:list-item>
                <text:p><text:span text:style-name="T4">Wrappers can be implemented using SWIG and there are some out there already</text:span></text:p>
              </text:list-item>
              <text:list-item>
                <text:p><text:span text:style-name="T4">TF Board is a handy debugging tool for introspecting TF graph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TensorFlow</text:p>
          </draw:text-box>
        </draw:frame>
        <draw:frame presentation:style-name="pr11" draw:text-style-name="P2" draw:layer="layout" svg:width="25.199cm" svg:height="14.511cm" svg:x="1.4cm" svg:y="4.914cm" presentation:class="outline" presentation:user-transformed="true">
          <draw:text-box>
            <text:list text:style-name="L3">
              <text:list-item>
                <text:p><text:span text:style-name="T3">TF Learn is a simpler, friendlier API</text:span></text:p>
              </text:list-item>
              <text:list-item>
                <text:p><text:span text:style-name="T3">TensorFlow Serving – for “productionizing” TF models</text:span></text:p>
              </text:list-item>
              <text:list-item>
                <text:p><text:span text:style-name="T3">Seamless CPU/GPU support</text:span></text:p>
              </text:list-item>
              <text:list-item>
                <text:p><text:span text:style-name="T3">Supports distributed operation on compute clusters</text:span></text:p>
              </text:list-item>
              <text:list-item>
                <text:p><text:span text:style-name="T3">More Neural Network focused, at least in terms of docs and examples</text:span></text:p>
              </text:list-item>
              <text:list-item>
                <text:p><text:span text:style-name="T3">Includes many optimization algorithms out of the box</text:span></text:p>
              </text:list-item>
              <text:list-item>
                <text:p><text:span text:style-name="T6">contrib</text:span><text:span text:style-name="T7"> package includes other packaged algorithm implementations</text:span></text:p>
              </text:list-item>
              <text:list-item>
                <text:p><text:span text:style-name="T7">HDFS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DMTK</text:p>
          </draw:text-box>
        </draw:frame>
        <draw:frame presentation:style-name="pr12" draw:text-style-name="P4" draw:layer="layout" svg:width="25.199cm" svg:height="14.576cm" svg:x="1.4cm" svg:y="4.914cm" presentation:class="outline" presentation:user-transformed="true">
          <draw:text-box>
            <text:list text:style-name="L3">
              <text:list-item>
                <text:p><text:span text:style-name="T8">Framework for distributed computation, focusing on machine learning</text:span></text:p>
              </text:list-item>
              <text:list-item>
                <text:p><text:span text:style-name="T8">Written in C++</text:span></text:p>
              </text:list-item>
              <text:list-item>
                <text:p><text:span text:style-name="T8">Uses MPI or 0MQ for cluster communication</text:span></text:p>
              </text:list-item>
              <text:list-item>
                <text:p><text:span text:style-name="T8">Native Windows support, but also supports Linux</text:span></text:p>
              </text:list-item>
              <text:list-item>
                <text:p><text:span text:style-name="T8">Seems to cater heavily to a couple of specific algorithms. </text:span></text:p>
                <text:list>
                  <text:list-item>
                    <text:p><text:span text:style-name="T8">LightLDA, an extremely fast and scalable topic model algorithm</text:span></text:p>
                  </text:list-item>
                  <text:list-item>
                    <text:p><text:span text:style-name="T8">a distributed version of (multi-sense) word embedding </text:span></text:p>
                  </text:list-item>
                </text:list>
              </text:list-item>
              <text:list-item>
                <text:p><text:span text:style-name="T8">But general purpose, you can implement your own algorith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Warp-CTC</text:p>
          </draw:text-box>
        </draw:frame>
        <draw:frame presentation:style-name="pr13" draw:layer="layout" svg:width="25.199cm" svg:height="15.96cm" svg:x="1.4cm" svg:y="4.314cm" presentation:class="outline" presentation:user-transformed="true">
          <draw:text-box>
            <text:list text:style-name="L3">
              <text:list-item>
                <text:p>“A fast parallel implementation of CTC, on both CPU and GPU” <text:span text:style-name="T9">(Warp-CTC README)</text:span></text:p>
              </text:list-item>
              <text:list-item>
                <text:p>“What is <text:span text:style-name="T10">Aleppo</text:span>, er, CTC?”</text:p>
              </text:list-item>
              <text:list-item>
                <text:p>Connectionist Temporal Classification</text:p>
                <text:list>
                  <text:list-item>
                    <text:p>A specific “objective function” that works well for training RNN's (Recurrent Neural Networks) for “sequence labeling” tasks.</text:p>
                  </text:list-item>
                  <text:list-item>
                    <text:p>Specifically, things like handwriting recognition, speech recognition, gesture recognition, etc.</text:p>
                  </text:list-item>
                </text:list>
              </text:list-item>
              <text:list-item>
                <text:p>Differentiable function, so works with standard Gradient Descent and the li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CNTK</text:p>
          </draw:text-box>
        </draw:frame>
        <draw:frame presentation:style-name="pr9" draw:text-style-name="P5" draw:layer="layout" svg:width="25.199cm" svg:height="15.617cm" svg:x="1.4cm" svg:y="4.914cm" presentation:class="outline" presentation:user-transformed="true">
          <draw:text-box>
            <text:list text:style-name="L3">
              <text:list-item>
                <text:p text:style-name="P5"><text:span text:style-name="T11">“</text:span><text:span text:style-name="T11">a unified deep-learning toolkit that describes neural networks as a series of computational steps via a directed graph” (CNTK README)</text:span></text:p>
              </text:list-item>
              <text:list-item>
                <text:p text:style-name="P5"><text:span text:style-name="T11">Makes it easy to realize NN models including feed-forward DNNs, convolutional nets (CNNs), and recurrent networks (RNNs/LSTMs)</text:span></text:p>
                <text:list>
                  <text:list-item>
                    <text:p text:style-name="P5"><text:span text:style-name="T11">But provides a plug-in architecture allowing users to define their own computation nodes</text:span></text:p>
                  </text:list-item>
                </text:list>
              </text:list-item>
              <text:list-item>
                <text:p text:style-name="P5"><text:span text:style-name="T11">Includes stochastic gradient descent learning with automatic differentiation and parallelization across multiple GPUs and servers.</text:span></text:p>
              </text:list-item>
              <text:list-item>
                <text:p text:style-name="P5"><text:span text:style-name="T11">Custom networks are described in CNTK's custom network description language "BrainScript."</text:span></text:p>
              </text:list-item>
              <text:list-item>
                <text:p text:style-name="P5"><text:span text:style-name="T11">Use models from C++ and C#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ahoo - CaffeOnSpark</text:p>
          </draw:text-box>
        </draw:frame>
        <draw:frame presentation:style-name="pr9" draw:text-style-name="P2" draw:layer="layout" svg:width="25.199cm" svg:height="14.011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A Spark package for deep learning</text:span></text:p>
              </text:list-item>
              <text:list-item>
                <text:p text:style-name="P2"><text:span text:style-name="T3">Combines features from Caffe with Apache Spark and Hadoop</text:span></text:p>
              </text:list-item>
              <text:list-item>
                <text:p text:style-name="P2"><text:span text:style-name="T3">Enables distributed deep learning on a cluster of GPU and CPU servers</text:span></text:p>
              </text:list-item>
              <text:list-item>
                <text:p text:style-name="P2"><text:span text:style-name="T3">Scala API</text:span></text:p>
              </text:list-item>
              <text:list-item>
                <text:p text:style-name="P2"><text:span text:style-name="T3">Tight Hadoop (HDFS) integration</text:span></text:p>
              </text:list-item>
              <text:list-item>
                <text:p text:style-name="P2"><text:span text:style-name="T3">Incremental learning is supported to leverage previously trained models</text:span></text:p>
                <text:list>
                  <text:list-item>
                    <text:p text:style-name="P2"><text:span text:style-name="T3">This has the potential to be a big de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azon – DSSTNE (“Destiny”)</text:p>
          </draw:text-box>
        </draw:frame>
        <draw:frame presentation:style-name="pr9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8">An open source software library for training and deploying recommendation models with sparse inputs, fully connected hidden layers, and sparse outputs</text:span></text:p>
              </text:list-item>
              <text:list-item>
                <text:p text:style-name="P4"><text:span text:style-name="T8">Used at Amazon to generate personalized product recommendations </text:span></text:p>
              </text:list-item>
              <text:list-item>
                <text:p text:style-name="P4"><text:span text:style-name="T8">Designed for production deployment of real-world applications which need to emphasize speed and scale over experimental flexibility</text:span></text:p>
              </text:list-item>
              <text:list-item>
                <text:p text:style-name="P4"><text:span text:style-name="T8">Data must be in NetCDF format</text:span></text:p>
              </text:list-item>
              <text:list-item>
                <text:p text:style-name="P4"><text:span text:style-name="T8">Definitions for the Neural Networks fed into DSSTNE are represented in a custom JSON form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- PredictionIO</text:p>
          </draw:text-box>
        </draw:frame>
        <draw:frame presentation:style-name="pr9" draw:text-style-name="P5" draw:layer="layout" svg:width="25.199cm" svg:height="14.929cm" svg:x="1.4cm" svg:y="4.514cm" presentation:class="outline" presentation:user-transformed="true">
          <draw:text-box>
            <text:list text:style-name="L3">
              <text:list-item>
                <text:p text:style-name="P5"><text:span text:style-name="T11">An open source Machine Learning Server</text:span></text:p>
              </text:list-item>
              <text:list-item>
                <text:p text:style-name="P5"><text:span text:style-name="T11">Sits on top of other ML engines and provides services</text:span></text:p>
                <text:list>
                  <text:list-item>
                    <text:p text:style-name="P5"><text:span text:style-name="T11">quickly build and deploy an engine</text:span></text:p>
                  </text:list-item>
                  <text:list-item>
                    <text:p text:style-name="P5"><text:span text:style-name="T11">evaluate and tune multiple engine variants systematically</text:span></text:p>
                  </text:list-item>
                  <text:list-item>
                    <text:p text:style-name="P5"><text:span text:style-name="T11">speed up machine learning modeling with systematic processes and pre-built evaluation measures</text:span></text:p>
                  </text:list-item>
                  <text:list-item>
                    <text:p text:style-name="P5"><text:span text:style-name="T11">respond to dynamic queries in real-time</text:span></text:p>
                  </text:list-item>
                </text:list>
              </text:list-item>
              <text:list-item>
                <text:p text:style-name="P5"><text:span text:style-name="T11">support machine learning and data processing libraries such as Spark MLLib and OpenNLP</text:span></text:p>
              </text:list-item>
              <text:list-item>
                <text:p text:style-name="P5"><text:span text:style-name="T11">unify data from multiple platforms </text:span></text:p>
              </text:list-item>
              <text:list-item>
                <text:p text:style-name="P5"><text:span text:style-name="T11">implement your own machine learning models and seamlessly incorporate them into your engi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ebook - FastText</text:p>
          </draw:text-box>
        </draw:frame>
        <draw:frame presentation:style-name="pr9" draw:text-style-name="P4" draw:layer="layout" svg:width="25.199cm" svg:height="16.226cm" svg:x="1.4cm" svg:y="4.414cm" presentation:class="outline" presentation:user-transformed="true">
          <draw:text-box>
            <text:list text:style-name="L3">
              <text:list-item>
                <text:p text:style-name="P4"><text:span text:style-name="T8">A library for efficient learning of word representations and sentence classification</text:span></text:p>
              </text:list-item>
              <text:list-item>
                <text:p text:style-name="P4"><text:span text:style-name="T8">Builds on Mac OSX and Linux; requires a modern C++ 11 compile</text:span></text:p>
              </text:list-item>
              <text:list-item>
                <text:p text:style-name="P4"><text:span text:style-name="T8">Represents sentences with bag of words or bag of n-grams</text:span></text:p>
              </text:list-item>
              <text:list-item>
                <text:p text:style-name="P4"><text:span text:style-name="T8">Faster to train and test than a deep neural network</text:span></text:p>
                <text:list>
                  <text:list-item>
                    <text:p text:style-name="P4"><text:span text:style-name="T8"><text:s/></text:span><text:span text:style-name="T8">FastText is exclusively dedicated to text classification. This allows it to be quickly trained on extremely large datasets</text:span></text:p>
                  </text:list-item>
                </text:list>
              </text:list-item>
              <text:list-item>
                <text:p text:style-name="P4"><text:span text:style-name="T8">Uses a hierarchical classifier instead of a flat structure</text:span></text:p>
              </text:list-item>
              <text:list-item>
                <text:p text:style-name="P4"><text:span text:style-name="T8">Besides text classification, FastText can also be used to learn vector representations of wo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- PaddlePaddle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ait, there's more...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AMOA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inga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ffe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as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-kit Learn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ano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rch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A Lot More!</text:p>
          </draw:text-box>
        </draw:frame>
        <draw:frame presentation:style-name="pr14" draw:text-style-name="P4" draw:layer="layout" svg:width="25.199cm" svg:height="16.276cm" svg:x="1.4cm" svg:y="4.314cm" presentation:class="outline" presentation:user-transformed="true">
          <draw:text-box>
            <text:list text:style-name="L3">
              <text:list-item>
                <text:p xml:id="id16" text:id="id16" text:style-name="P4"><text:span text:style-name="T8">Aerosolve</text:span></text:p>
              </text:list-item>
              <text:list-item>
                <text:p xml:id="id17" text:id="id17" text:style-name="P4"><text:span text:style-name="T8">Lasagne</text:span></text:p>
              </text:list-item>
              <text:list-item>
                <text:p xml:id="id18" text:id="id18" text:style-name="P4"><text:span text:style-name="T8">DL4J</text:span></text:p>
              </text:list-item>
              <text:list-item>
                <text:p xml:id="id19" text:id="id19" text:style-name="P4"><text:span text:style-name="T8">MLLib</text:span></text:p>
              </text:list-item>
              <text:list-item>
                <text:p xml:id="id20" text:id="id20" text:style-name="P4"><text:span text:style-name="T8">Mahout</text:span></text:p>
              </text:list-item>
              <text:list-item>
                <text:p xml:id="id21" text:id="id21" text:style-name="P4"><text:span text:style-name="T8">Weka</text:span></text:p>
              </text:list-item>
              <text:list-item>
                <text:p xml:id="id22" text:id="id22" text:style-name="P4"><text:span text:style-name="T8">OpenNLP</text:span></text:p>
              </text:list-item>
              <text:list-item>
                <text:p text:style-name="P4"><text:span text:style-name="T8">CoreNLP</text:span></text:p>
              </text:list-item>
              <text:list-item>
                <text:p text:style-name="P4"><text:span text:style-name="T8">OpenCV</text:span></text:p>
              </text:list-item>
              <text:list-item>
                <text:p text:style-name="P4"><text:span text:style-name="T8">Yahoo Yamall</text:span></text:p>
              </text:list-item>
              <text:list-item>
                <text:p text:style-name="P4"><text:span text:style-name="T8">… <text:s/></text:span><text:span text:style-name="T8">see http://mloss.or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gotten Genetic Algorithms?</text:p>
          </draw:text-box>
        </draw:frame>
        <draw:frame presentation:style-name="pr9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 vs. M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ML is a subset of AI</text:p>
              </text:list-item>
              <text:list-item>
                <text:p>Or Vice-Versa?</text:p>
              </text:list-item>
              <text:list-item>
                <text:p>Or maybe it's more like a Venn diagram of some sort</text:p>
              </text:list-item>
              <text:list-item>
                <text:p>In either case, let's remember to not “throw the baby out with the bathwater” and forget all of GOFAI just because we don't have AGI yet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FAI</text:p>
          </draw:text-box>
        </draw:frame>
        <draw:frame presentation:style-name="pr15" draw:text-style-name="P4" draw:layer="layout" svg:width="25.199cm" svg:height="14.751cm" svg:x="1.4cm" svg:y="4.914cm" presentation:class="outline" presentation:user-transformed="true">
          <draw:text-box>
            <text:list text:style-name="L3">
              <text:list-item>
                <text:p><text:span text:style-name="T8">OpenCog</text:span></text:p>
              </text:list-item>
              <text:list-item>
                <text:p><text:span text:style-name="T8">NuPIC</text:span></text:p>
              </text:list-item>
              <text:list-item>
                <text:p><text:span text:style-name="T8">OpenCyc</text:span></text:p>
              </text:list-item>
              <text:list-item>
                <text:p><text:span text:style-name="T8">ACT-R</text:span></text:p>
              </text:list-item>
              <text:list-item>
                <text:p><text:span text:style-name="T8">CLIPS</text:span></text:p>
              </text:list-item>
              <text:list-item>
                <text:p><text:span text:style-name="T8">Racer</text:span></text:p>
              </text:list-item>
              <text:list-item>
                <text:p><text:span text:style-name="T8">LOOM</text:span></text:p>
              </text:list-item>
              <text:list-item>
                <text:p><text:span text:style-name="T8">Etc...</text:span></text:p>
              </text:list-item>
              <text:list-item>
                <text:p><text:span text:style-name="T8">Constraint Logic Programming</text:span></text:p>
              </text:list-item>
              <text:list-item>
                <text:p><text:span text:style-name="T8">Answer Set Programm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Inducti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OPS5</text:p>
              </text:list-item>
              <text:list-item>
                <text:p>PROGO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ought Vector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Machine Transl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Mind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Blackboard Architecture</text:p>
              </text:list-item>
              <text:list-item>
                <text:p>Tuple Spaces</text:p>
              </text:list-item>
              <text:list-item>
                <text:p>Multi-Agent Systems</text:p>
              </text:list-item>
              <text:list-item>
                <text:p>Adversarial Learning </text:p>
              </text:list-item>
              <text:list-item>
                <text:p>Competitive Learni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mantic Web Stuff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Mono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lip Rhodes</meta:initial-creator>
    <meta:creation-date>2015-08-28T22:09:12</meta:creation-date>
    <meta:editing-duration>PT7H36M43S</meta:editing-duration>
    <meta:editing-cycles>171</meta:editing-cycles>
    <meta:generator>OpenOffice/4.1.1$Unix OpenOffice.org_project/411m6$Build-9775</meta:generator>
    <dc:date>2016-10-15T18:11:13</dc:date>
    <dc:creator>Phillip Rhodes</dc:creator>
    <meta:document-statistic meta:object-count="145"/>
  </office:meta>
</office:document-meta>
</file>